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fc4"/>
    </style:style>
    <style:style style:name="T1" style:family="text">
      <style:text-properties officeooo:rsid="0010bfc4"/>
    </style:style>
    <style:style style:name="T2" style:family="text">
      <style:text-properties officeooo:rsid="0011e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nsert a table</text:span>:</text:p>
      <text:p text:style-name="Standard"/>
      <text:p text:style-name="Standard">{{tabelle}}</text:p>
      <text:p text:style-name="P1"/>
      <text:p text:style-name="Standard"><text:span text:style-name="T2">Use filter function to c</text:span>heck: {{checkbox:is_done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7:32:54.176368565</meta:creation-date>
    <dc:date>2025-04-20T13:24:04.779619659</dc:date>
    <meta:editing-duration>PT17M1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0" meta:character-count="76" meta:non-whitespace-character-count="69"/>
  </office:meta>
</office:document-meta>
</file>